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2">
      <style:table-cell-properties fo:border="thin solid #000000"/>
    </style:style>
    <style:style style:name="ce4" style:family="table-cell" style:parent-style-name="Default" style:data-style-name="N0">
      <style:text-properties fo:color="#DCDDDE"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1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yf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5">
            <text:p>Project Evaluation Metrics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2">
            <text:p>Group Nam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table:number-columns-repeated="1633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.875" table:style-name="ce3">
            <text:p>1,88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.38" table:style-name="ce3">
            <text:p>0,38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1.63" table:style-name="ce3">
            <text:p>1,63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0.42" table:style-name="ce3">
            <text:p>0,42</text:p>
          </table:table-cell>
          <table:table-cell office:value-type="float" office:value="6" table:style-name="ce2">
            <text:p>6</text:p>
          </table:table-cell>
          <table:table-cell office:value-type="float" office:value="46.25" table:style-name="ce2">
            <text:p>46,25</text:p>
          </table:table-cell>
          <table:table-cell office:value-type="float" office:value="6" table:style-name="ce2">
            <text:p>6</text:p>
          </table:table-cell>
          <table:table-cell office:value-type="float" office:value="186" table:style-name="ce2">
            <text:p>18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.69710000000000005" table:style-name="ce2">
            <text:p>0,6971</text:p>
          </table:table-cell>
          <table:table-cell office:value-type="float" office:value="0.86368999999999996" table:style-name="ce4">
            <text:p>0,8636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1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mustafa gürel</dc:creator>
    <meta:creation-date>2021-01-17T20:56:03Z</meta:creation-date>
    <dc:date>2021-01-17T20:56:03Z</dc:date>
  </office:meta>
</office:document-meta>
</file>